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6</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presumed to be of Russian origin,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1]. Sherman and Mark give an overview of the past and presents risks in the supply chain and make general recommendations on means of preventing them[2]. Alsabbagh, Bilal, Kowalski and Stewart present a framework to model a software supply chain from a social and technical perspective, with a focus on highlighting ways to find threats in existing chains[3]. Torres-Arias, Afzali, Kuppusamy, Curtmola and Cappos introduce a concrete implementation of a system with a wholistic approach to supply chain security, as well as an analysis of its level of protection against historical attacks[4].</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1].</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publically available or scraped data such as from Data.gov and Google Open Images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2].</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but for software supply chains, the security objectives of confidentiality, (data) integrity, source authenticity, availability and non-repudiation are the most important. While organizations such as NIST publish best practices,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t be viewed as purely technical or social, but only as a combination of the two. The basis of modeling the system could for example be ISO 27005,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useful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lso,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3].</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w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4].</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mandiant_2020">
          <text:p text:style-name="First_20_paragraph">[1] FireEye, “Highly evasive attacker leverages SolarWinds supply chain to compromise multiple global victims with SUNBURST backdoor,” <text:span text:style-name="T1">Mandiant</text:span>.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2] M. Sherman, “Risks in the software supply chain,” CARNEGIE-MELLON UNIV PITTSBURGH PA PITTSBURGH United States, 2019.</text:p>
        </text:section>
        <text:section text:name="ref-alsabbagh2015">
          <text:p text:style-name="Text_20_body">[3]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4] S. Torres-Arias, H. Afzali, T. K. Kuppusamy, R. Curtmola, and J. Cappos, “In-toto: Providing farm-to-table guarantees for bits and bytes,” 2019.</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06T22:51:14Z</meta:creation-date>
    <dc:date>2022-01-06T22:51:14Z</dc:date>
    <meta:user-defined meta:name="abstract" meta:value-type="string">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meta:user-defined>
    <meta:user-defined meta:name="bibliography" meta:value-type="string">static/references.bib</meta:user-defined>
    <meta:user-defined meta:name="csl" meta:value-type="string">static/ieee.csl</meta:user-defined>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